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 Mono" fo:font-size="15pt" fo:font-weight="bold" officeooo:rsid="001826cb" officeooo:paragraph-rsid="001826cb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DejaVu Sans Mono" fo:font-size="15pt" fo:font-weight="bold" officeooo:paragraph-rsid="001a2611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DejaVu Sans Mono" fo:font-size="15pt" officeooo:paragraph-rsid="0018448a" style:font-size-asian="15pt" style:font-size-complex="15pt"/>
    </style:style>
    <style:style style:name="P6" style:family="paragraph" style:parent-style-name="Standard">
      <style:text-properties style:font-name="DejaVu Sans Mono" fo:font-size="15pt" style:font-size-asian="15pt" style:font-size-complex="15pt"/>
    </style:style>
    <style:style style:name="P7" style:family="paragraph" style:parent-style-name="Standard">
      <style:text-properties style:font-name="DejaVu Sans Mono" fo:font-size="15pt" officeooo:paragraph-rsid="001a21c4" style:font-size-asian="15pt" style:font-size-complex="15pt"/>
    </style:style>
    <style:style style:name="P8" style:family="paragraph" style:parent-style-name="Standard">
      <style:text-properties style:font-name="DejaVu Sans Mono" fo:font-size="15pt" officeooo:paragraph-rsid="001826cb" style:font-size-asian="15pt" style:font-size-complex="15pt"/>
    </style:style>
    <style:style style:name="P9" style:family="paragraph" style:parent-style-name="Standard">
      <style:text-properties style:font-name="DejaVu Sans Mono" fo:font-size="15pt" officeooo:paragraph-rsid="001a2611" style:font-size-asian="15pt" style:font-size-complex="15pt"/>
    </style:style>
    <style:style style:name="P10" style:family="paragraph" style:parent-style-name="Standard">
      <style:text-properties style:font-name="DejaVu Sans Mono" fo:font-size="15pt" officeooo:paragraph-rsid="001b2a3f" style:font-size-asian="15pt" style:font-size-complex="15pt"/>
    </style:style>
    <style:style style:name="P11" style:family="paragraph" style:parent-style-name="Standard">
      <style:text-properties style:font-name="DejaVu Sans Mono" fo:font-size="15pt" officeooo:paragraph-rsid="001d280d" style:font-size-asian="15pt" style:font-size-complex="15pt"/>
    </style:style>
    <style:style style:name="P12" style:family="paragraph" style:parent-style-name="Standard">
      <style:text-properties style:font-name="DejaVu Sans Mono" fo:font-size="15pt" fo:font-weight="normal" officeooo:rsid="001826cb" officeooo:paragraph-rsid="001b2a3f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DejaVu Sans Mono" fo:font-size="8pt" style:font-size-asian="8pt" style:font-size-complex="8pt"/>
    </style:style>
    <style:style style:name="T1" style:family="text">
      <style:text-properties fo:font-weight="bold" officeooo:rsid="001a2611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826cb"/>
    </style:style>
    <style:style style:name="T4" style:family="text">
      <style:text-properties officeooo:rsid="001a21c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2611"/>
    </style:style>
    <style:style style:name="T7" style:family="text">
      <style:text-properties style:font-name="DejaVu Sans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A Holy God</text:p>
      <text:p text:style-name="P2">Verse 1</text:p>
      <text:p text:style-name="P5">Who else commands all the hosts of heaven,</text:p>
      <text:p text:style-name="P5">Who else could make every king bow down</text:p>
      <text:p text:style-name="P11">Who else can whisper and darkness trembles,</text:p>
      <text:p text:style-name="P11">Only a Holy God</text:p>
      <text:p text:style-name="P6"/>
      <text:p text:style-name="P2">Verse 2</text:p>
      <text:p text:style-name="P5">What other beauty demands such praises</text:p>
      <text:p text:style-name="P5">What other splendour outshines the sun</text:p>
      <text:p text:style-name="P11">What other majesty rules with justice,</text:p>
      <text:p text:style-name="P11">Only a Holy God</text:p>
      <text:p text:style-name="P6"/>
      <text:p text:style-name="P2">Chorus</text:p>
      <text:p text:style-name="P6">Come and behold Him, <text:span text:style-name="T3">t</text:span>he One and the Only</text:p>
      <text:p text:style-name="P7">Cry out sing holy, <text:span text:style-name="T4">F</text:span>orever a Holy God</text:p>
      <text:p text:style-name="P7">Come and worship the Holy God</text:p>
      <text:p text:style-name="P6"/>
      <text:p text:style-name="P2">Verse 3</text:p>
      <text:p text:style-name="P5">What other glory consumes like fire</text:p>
      <text:p text:style-name="P5">What other power can raise the dead</text:p>
      <text:p text:style-name="P11">What other name remains undefeated,</text:p>
      <text:p text:style-name="P11">Only a Holy God</text:p>
      <text:p text:style-name="P8"/>
      <text:p text:style-name="P3">Chorus</text:p>
      <text:p text:style-name="P6"/>
      <text:p text:style-name="P2">Verse 4</text:p>
      <text:p text:style-name="P6">Who else could rescue me from my failing</text:p>
      <text:p text:style-name="P6">Who else would offer His only Son</text:p>
      <text:p text:style-name="P6">Who else invites me to call Him Father</text:p>
      <text:p text:style-name="P6">Only a Holy God, <text:span text:style-name="T4">O</text:span>nly my Holy God</text:p>
      <text:p text:style-name="P8"><text:line-break/><text:span text:style-name="T1">Chorus</text:span></text:p>
      <text:p text:style-name="P8"/>
      <text:p text:style-name="P4">Chorus <text:span text:style-name="T6">w/Finale</text:span></text:p>
      <text:p text:style-name="P9">Come and behold Him, <text:span text:style-name="T3">t</text:span>he One and the Only</text:p>
      <text:p text:style-name="P9">Cry out sing holy, <text:span text:style-name="T4">F</text:span>orever a Holy God</text:p>
      <text:p text:style-name="P12">Come and worship the Holy God</text:p>
      <text:p text:style-name="P10"><text:span text:style-name="T5">Come and worship the Holy God</text:span><text:line-break/></text:p>
      <text:p text:style-name="P13">CCLI Song #7073332, Dustin Smith | Jonny Robinson | Michael Farren | Rich Thompson</text:p>
      <text:p text:style-name="P13">© 2016 CityAlight Music; Farren Love And War Publishing; Integrity's Alleluia! Music; Integrity's Praise! Music</text:p>
      <text:p text:style-name="Standard"><text:span text:style-name="T7">For use solely with the SongSelect® </text:span><text:a xlink:type="simple" xlink:href="https://songselect.ccli.com/about/termsofuse" text:style-name="Internet_20_link" text:visited-style-name="Visited_20_Internet_20_Link"><text:span text:style-name="T7">Terms of Use</text:span></text:a><text:span text:style-name="T7">. All rights reserved.</text:span><text:a xlink:type="simple" xlink:href="http://www.ccli.com/" text:style-name="Internet_20_link" text:visited-style-name="Visited_20_Internet_20_Link"><text:span text:style-name="T7">www.ccli.com</text:span></text:a><text:span text:style-name="T7">. CCLI License # 326605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2:40:51.528564647</meta:creation-date>
    <dc:date>2025-01-07T22:32:28.131959115</dc:date>
    <meta:editing-duration>PT1H27M52S</meta:editing-duration>
    <meta:editing-cycles>9</meta:editing-cycles>
    <meta:generator>LibreOffice/7.6.7.2$Linux_X86_64 LibreOffice_project/60$Build-2</meta:generator>
    <meta:print-date>2025-01-07T22:30:49.503298529</meta:print-date>
    <meta:printed-by>PDF files</meta:printed-by>
    <meta:document-statistic meta:table-count="0" meta:image-count="0" meta:object-count="0" meta:page-count="1" meta:paragraph-count="35" meta:word-count="216" meta:character-count="1152" meta:non-whitespace-character-count="969"/>
  </office:meta>
</office:document-meta>
</file>